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Hack" svg:font-family="Hack, Menlo, Monaco, Consolas, 'Courier New', monospace, '맑은 고딕', 'malgun gothic', Dotum, sans-serif"/>
    <style:font-face style:name="Inter" svg:font-family="Inter, NotoSansKR, 'Helvetica Neue', Helvetica, Arial, '맑은 고딕', 'malgun gothic', Dotum, sans-serif, 'Apple Color Emoji', 'Noto Color Emoji'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Text_20_body">
      <style:text-properties style:language-asian="ko" style:country-asian="KR"/>
    </style:style>
    <style:style style:name="P2" style:family="paragraph" style:parent-style-name="Standard">
      <style:text-properties style:language-asian="ko" style:country-asian="KR"/>
    </style:style>
    <style:style style:name="P3" style:family="paragraph" style:parent-style-name="Preformatted_20_Text">
      <style:text-properties fo:font-variant="normal" fo:text-transform="none" fo:color="#93a1a1" style:font-name="Hack" fo:font-size="10.5pt" fo:letter-spacing="normal" fo:font-style="normal" fo:font-weight="normal" style:language-asian="ko" style:country-asian="KR"/>
    </style:style>
    <style:style style:name="P4" style:family="paragraph" style:parent-style-name="Preformatted_20_Text">
      <style:text-properties fo:font-variant="normal" fo:text-transform="none" fo:color="#000000" style:font-name="Hack" fo:font-size="10.5pt" fo:letter-spacing="normal" fo:font-style="normal" fo:font-weight="normal" style:language-asian="ko" style:country-asian="KR"/>
    </style:style>
    <style:style style:name="P5" style:family="paragraph" style:parent-style-name="Preformatted_20_Text">
      <style:paragraph-properties fo:margin-left="0cm" fo:margin-right="0cm" fo:margin-top="0cm" fo:margin-bottom="0cm" fo:line-height="162%" fo:text-align="start" style:justify-single-word="false" fo:orphans="2" fo:widows="2" fo:text-indent="0cm" style:auto-text-indent="false" fo:background-color="#202b3d" fo:padding="0cm" fo:border="none">
        <style:background-image/>
      </style:paragraph-properties>
      <style:text-properties fo:font-variant="normal" fo:text-transform="none" fo:color="#93a1a1" style:font-name="Hack" fo:font-size="10.5pt" fo:letter-spacing="normal" fo:font-style="normal" fo:font-weight="normal"/>
    </style:style>
    <style:style style:name="P6" style:family="paragraph" style:parent-style-name="Preformatted_20_Text">
      <style:paragraph-properties fo:margin-top="0cm" fo:margin-bottom="0cm" fo:line-height="162%" fo:text-align="start" style:justify-single-word="false" fo:orphans="2" fo:widows="2" fo:background-color="#202b3d" fo:padding="0cm" fo:border="none">
        <style:background-image/>
      </style:paragraph-properties>
    </style:style>
    <style:style style:name="P7" style:family="paragraph" style:parent-style-name="Preformatted_20_Text">
      <style:paragraph-properties fo:margin-top="0cm" fo:margin-bottom="0cm" fo:line-height="162%" fo:text-align="start" style:justify-single-word="false" fo:orphans="2" fo:widows="2" fo:background-color="#202b3d" fo:padding="0cm" fo:border="none">
        <style:background-image/>
      </style:paragraph-properties>
      <style:text-properties fo:font-variant="normal" fo:text-transform="none" fo:color="#93a1a1" style:font-name="Hack" fo:font-size="10.5pt" fo:letter-spacing="normal" fo:font-style="normal" fo:font-weight="normal"/>
    </style:style>
    <style:style style:name="P8" style:family="paragraph" style:parent-style-name="Preformatted_20_Text">
      <style:paragraph-properties fo:margin-top="0cm" fo:margin-bottom="0cm" fo:line-height="162%" fo:text-align="start" style:justify-single-word="false" fo:orphans="2" fo:widows="2" fo:background-color="#202b3d" fo:padding="0cm" fo:border="none">
        <style:background-image/>
      </style:paragraph-properties>
      <style:text-properties fo:font-variant="normal" fo:text-transform="none" fo:color="#93a1a1" fo:letter-spacing="normal"/>
    </style:style>
    <style:style style:name="P9" style:family="paragraph" style:parent-style-name="Preformatted_20_Text">
      <style:paragraph-properties fo:margin-top="0cm" fo:margin-bottom="0cm" fo:line-height="162%" fo:text-align="start" style:justify-single-word="false" fo:orphans="2" fo:widows="2" fo:background-color="#202b3d" fo:padding="0cm" fo:border="none">
        <style:background-image/>
      </style:paragraph-properties>
      <style:text-properties fo:font-variant="normal" fo:text-transform="none" fo:color="#859900" style:font-name="Hack" fo:font-size="10.5pt" fo:letter-spacing="normal" fo:font-style="normal" fo:font-weight="normal"/>
    </style:style>
    <style:style style:name="T1" style:family="text">
      <style:text-properties fo:color="#859900"/>
    </style:style>
    <style:style style:name="T2" style:family="text">
      <style:text-properties fo:color="#859900" style:font-name="Hack" fo:font-size="10.5pt" fo:font-style="normal" fo:font-weight="normal"/>
    </style:style>
    <style:style style:name="T3" style:family="text">
      <style:text-properties fo:color="#268bd2"/>
    </style:style>
    <style:style style:name="T4" style:family="text">
      <style:text-properties fo:color="#268bd2" style:font-name="Hack" fo:font-size="10.5pt" fo:font-style="normal" fo:font-weight="normal"/>
    </style:style>
    <style:style style:name="T5" style:family="text">
      <style:text-properties style:font-name="Hack" fo:font-size="10.5pt" fo:font-style="normal" fo:font-weight="normal"/>
    </style:style>
    <style:style style:name="T6" style:family="text">
      <style:text-properties fo:color="#dc322f" style:font-name="Hack" fo:font-size="10.5pt" fo:font-style="normal" fo:font-weight="normal"/>
    </style:style>
    <style:style style:name="T7" style:family="text">
      <style:text-properties fo:color="#2aa198" style:font-name="Hack" fo:font-size="10.5pt" fo:font-style="normal" fo:font-weight="normal"/>
    </style:style>
    <style:style style:name="T8" style:family="text">
      <style:text-properties fo:font-variant="normal" fo:text-transform="none" fo:color="#859900" style:font-name="Hack" fo:font-size="10.5pt" fo:letter-spacing="normal" fo:font-style="normal" fo:font-weight="normal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순서쌍 개수</text:p>
      <text:p text:style-name="Standard"/>
      <text:p text:style-name="Standard"/>
      <text:p text:style-name="Standard"/>
      <text:p text:style-name="Standard"/>
      <text:p text:style-name="Standard">class Solution {</text:p>
      <text:p text:style-name="Standard"><text:s text:c="4"/>public int solution(int n) {</text:p>
      <text:p text:style-name="Standard"><text:s text:c="7"/>int result = 0;</text:p>
      <text:p text:style-name="Standard"><text:s text:c="8"/>for(int i = 1 ; i&lt;=n ; i++){</text:p>
      <text:p text:style-name="Standard"><text:s text:c="12"/>if(n%i==0){</text:p>
      <text:p text:style-name="Standard"><text:s text:c="16"/>++result;</text:p>
      <text:p text:style-name="Standard"><text:s text:c="12"/>}</text:p>
      <text:p text:style-name="Standard"><text:s text:c="8"/>}</text:p>
      <text:p text:style-name="Standard"><text:s text:c="8"/>return result;</text:p>
      <text:p text:style-name="Standard"><text:s text:c="4"/>}</text:p>
      <text:p text:style-name="Standard">}</text:p>
      <text:p text:style-name="Standard"/>
      <text:p text:style-name="Standard"/>
      <text:p text:style-name="P5"><text:span text:style-name="T1">import</text:span> java.util.stream.IntStream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n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2">(</text:span><text:span text:style-name="T6">int</text:span><text:span text:style-name="T2">)</text:span><text:span text:style-name="T5"> </text:span><text:span text:style-name="T4">IntStream</text:span><text:span text:style-name="T2">.</text:span><text:span text:style-name="T5">rangeClosed</text:span><text:span text:style-name="T2">(</text:span><text:span text:style-name="T7">1</text:span><text:span text:style-name="T2">,</text:span><text:span text:style-name="T5"> n</text:span><text:span text:style-name="T2">).</text:span><text:span text:style-name="T5">filter</text:span><text:span text:style-name="T2">(</text:span><text:span text:style-name="T5">i </text:span><text:span text:style-name="T2">-&gt;</text:span><text:span text:style-name="T5"> n </text:span><text:span text:style-name="T2">%</text:span><text:span text:style-name="T5"> i </text:span><text:span text:style-name="T2">==</text:span><text:span text:style-name="T5"> </text:span><text:span text:style-name="T7">0</text:span><text:span text:style-name="T2">).</text:span><text:span text:style-name="T5">count</text:span><text:span text:style-name="T2">();</text:span></text:p>
      <text:p text:style-name="P8"><text:s text:c="4"/><text:span text:style-name="T2">}</text:span></text:p>
      <text:p text:style-name="P9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2">세균 증식</text:p>
      <text:p text:style-name="Standard"/>
      <text:p text:style-name="Standard"/>
      <text:p text:style-name="Standard"/>
      <text:p text:style-name="Standard"/>
      <text:p text:style-name="Standard">class Solution {</text:p>
      <text:p text:style-name="Standard"><text:s text:c="4"/>public int solution(int n, int t) {</text:p>
      <text:p text:style-name="Standard"><text:s text:c="9"/></text:p>
      <text:p text:style-name="Standard"><text:s text:c="8"/>for(int i=0;i&lt;t;i++){</text:p>
      <text:p text:style-name="Standard"><text:s text:c="12"/>n= n*2;</text:p>
      <text:p text:style-name="Standard"><text:s text:c="8"/>}</text:p>
      <text:p text:style-name="Standard"><text:s text:c="8"/>return n;</text:p>
      <text:p text:style-name="Standard"><text:s text:c="4"/>}</text:p>
      <text:p text:style-name="Standard">}</text:p>
      <text:p text:style-name="Standard"/>
      <text:p text:style-name="Standard"/>
      <text:p text:style-name="Standard"/>
      <text:p text:style-name="Standard"/>
      <text:p text:style-name="P5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n</text:span><text:span text:style-name="T2">,</text:span><text:span text:style-name="T5"> </text:span><text:span text:style-name="T6">int</text:span><text:span text:style-name="T5"> t</text:span><text:span text:style-name="T2">)</text:span><text:span text:style-name="T5"> </text:span><text:span text:style-name="T2">{</text:span></text:p>
      <text:p text:style-name="P8"><text:s text:c="8"/><text:span text:style-name="T6">int</text:span><text:span text:style-name="T5"> answer </text:span><text:span text:style-name="T2">=</text:span><text:span text:style-name="T5"> </text:span><text:span text:style-name="T7">0</text:span><text:span text:style-name="T2">;</text:span></text:p>
      <text:p text:style-name="P6"/>
      <text:p text:style-name="P8"><text:s text:c="8"/><text:span text:style-name="T5">answer </text:span><text:span text:style-name="T2">=</text:span><text:span text:style-name="T5"> n </text:span><text:span text:style-name="T2">&lt;&lt;</text:span><text:span text:style-name="T5"> t</text:span><text:span text:style-name="T2">;</text:span></text:p>
      <text:p text:style-name="P6"/>
      <text:p text:style-name="P8"><text:s text:c="8"/><text:span text:style-name="T2">return</text:span><text:span text:style-name="T5"> answer</text:span><text:span text:style-name="T2">;</text:span></text:p>
      <text:p text:style-name="P8"><text:s text:c="4"/><text:span text:style-name="T2">}</text:span></text:p>
      <text:p text:style-name="P9"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<text:soft-page-break/>편지</text:p>
      <text:p text:style-name="P2"/>
      <text:p text:style-name="P2"/>
      <text:p text:style-name="P2">class Solution {</text:p>
      <text:p text:style-name="P2"><text:s text:c="4"/>public int solution(String message) {</text:p>
      <text:p text:style-name="P2"><text:s text:c="8"/></text:p>
      <text:p text:style-name="P2"><text:s text:c="8"/>int i = message.length();</text:p>
      <text:p text:style-name="P2"><text:s text:c="8"/></text:p>
      <text:p text:style-name="P2"><text:s text:c="8"/>return i*2;</text:p>
      <text:p text:style-name="P2"><text:s text:c="8"/></text:p>
      <text:p text:style-name="P2"><text:s text:c="4"/>}</text:p>
      <text:p text:style-name="P2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자릿수 더하기</text:p>
      <text:p text:style-name="P2"/>
      <text:p text:style-name="P2"/>
      <text:p text:style-name="P2"/>
      <text:p text:style-name="P2">class Solution {</text:p>
      <text:p text:style-name="P2"><text:s text:c="4"/>public int solution(int n) {</text:p>
      <text:p text:style-name="P2"><text:s text:c="12"/></text:p>
      <text:p text:style-name="P2"><text:s text:c="8"/>int result = 0;</text:p>
      <text:p text:style-name="P2"><text:s text:c="8"/>while(n&gt;0){</text:p>
      <text:p text:style-name="P2"><text:s text:c="11"/>result= result+(n%10);</text:p>
      <text:p text:style-name="P2"><text:s text:c="11"/>n = n/10;</text:p>
      <text:p text:style-name="P2"><text:s text:c="6"/></text:p>
      <text:p text:style-name="P2"><text:s text:c="8"/>}</text:p>
      <text:p text:style-name="P2"><text:s text:c="7"/>return result;</text:p>
      <text:p text:style-name="P2"><text:s text:c="4"/>}</text:p>
      <text:p text:style-name="P2">}</text:p>
      <text:p text:style-name="P2"/>
      <text:p text:style-name="P2"/>
      <text:p text:style-name="P2"/>
      <text:p text:style-name="P3"><text:span text:style-name="T1">import</text:span> java.util.Array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n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4">Arrays</text:span><text:span text:style-name="T2">.</text:span><text:span text:style-name="T5">stream</text:span><text:span text:style-name="T2">(</text:span><text:span text:style-name="T4">String</text:span><text:span text:style-name="T2">.</text:span><text:span text:style-name="T5">valueOf</text:span><text:span text:style-name="T2">(</text:span><text:span text:style-name="T5">n</text:span><text:span text:style-name="T2">).</text:span><text:span text:style-name="T5">split</text:span><text:span text:style-name="T2">(</text:span><text:span text:style-name="T7">""</text:span><text:span text:style-name="T2">)).</text:span><text:span text:style-name="T5">mapToInt</text:span><text:span text:style-name="T2">(</text:span><text:span text:style-name="T5">Integer:</text:span><text:span text:style-name="T2">:</text:span><text:span text:style-name="T5">parseInt</text:span><text:span text:style-name="T2">).</text:span><text:span text:style-name="T5">sum</text:span><text:span text:style-name="T2">();</text:span></text:p>
      <text:p text:style-name="P8"><text:s text:c="4"/><text:span text:style-name="T2">}</text:span></text:p>
      <text:p text:style-name="P9">}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배열 회전 시키기</text:p>
      <text:p text:style-name="P2">class Solution {</text:p>
      <text:p text:style-name="P2"><text:s text:c="4"/>public int[] solution(int[] numbers, String direction) {</text:p>
      <text:p text:style-name="P2"><text:s text:c="8"/>int[] result = new int[numbers.length];</text:p>
      <text:p text:style-name="P2"><text:s text:c="8"/></text:p>
      <text:p text:style-name="P2"><text:s text:c="8"/>if(direction.equals("left")) {</text:p>
      <text:p text:style-name="P2"><text:s text:c="12"/>for(int i = 0; i &lt; numbers.length - 1; i++) {</text:p>
      <text:p text:style-name="P2"><text:s text:c="16"/>result[i] = numbers[i + 1];</text:p>
      <text:p text:style-name="P2"><text:s text:c="12"/>}</text:p>
      <text:p text:style-name="P2"><text:s text:c="12"/>result[numbers.length - 1] = numbers[0]; <text:s/></text:p>
      <text:p text:style-name="P2"><text:s text:c="8"/>} else if(direction.equals("right")) {</text:p>
      <text:p text:style-name="P2"><text:s text:c="10"/></text:p>
      <text:p text:style-name="P2"><text:s text:c="12"/>for(int i = 1; i &lt; numbers.length; i++) {</text:p>
      <text:p text:style-name="P2"><text:s text:c="16"/>result[i] = numbers[i - 1];</text:p>
      <text:p text:style-name="P2"><text:s text:c="12"/>}</text:p>
      <text:p text:style-name="P2"><text:s text:c="12"/>result[0] = numbers[numbers.length - 1]; <text:s/></text:p>
      <text:p text:style-name="P2"><text:s text:c="8"/>}</text:p>
      <text:p text:style-name="P2"><text:s text:c="8"/></text:p>
      <text:p text:style-name="P2"><text:s text:c="8"/>return result;</text:p>
      <text:p text:style-name="P2"><text:s text:c="4"/>}</text:p>
      <text:p text:style-name="P2">}</text:p>
      <text:p text:style-name="P3"><text:span text:style-name="T1">import</text:span> java.util.Arrays<text:span text:style-name="T1">;</text:span></text:p>
      <text:p text:style-name="P7"><text:span text:style-name="T1">import</text:span> java.util.List<text:span text:style-name="T1">;</text:span></text:p>
      <text:p text:style-name="P7"><text:span text:style-name="T1">import</text:span> java.util.stream.Collector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2">[]</text:span><text:span text:style-name="T5"> </text:span><text:span text:style-name="T4">solution</text:span><text:span text:style-name="T2">(</text:span><text:span text:style-name="T6">int</text:span><text:span text:style-name="T2">[]</text:span><text:span text:style-name="T5"> numbers</text:span><text:span text:style-name="T2">,</text:span><text:span text:style-name="T5"> </text:span><text:span text:style-name="T4">String</text:span><text:span text:style-name="T5"> direction</text:span><text:span text:style-name="T2">)</text:span><text:span text:style-name="T5"> </text:span><text:span text:style-name="T2">{</text:span></text:p>
      <text:p text:style-name="P8"><text:s text:c="8"/><text:span text:style-name="T4">List</text:span><text:span text:style-name="T2">&lt;</text:span><text:span text:style-name="T4">Integer</text:span><text:span text:style-name="T2">&gt;</text:span><text:span text:style-name="T5"> list </text:span><text:span text:style-name="T2">=</text:span><text:span text:style-name="T5"> </text:span><text:span text:style-name="T4">Arrays</text:span><text:span text:style-name="T2">.</text:span><text:span text:style-name="T5">stream</text:span><text:span text:style-name="T2">(</text:span><text:span text:style-name="T5">numbers</text:span><text:span text:style-name="T2">).</text:span><text:span text:style-name="T5">boxed</text:span><text:span text:style-name="T2">().</text:span><text:span text:style-name="T5">collect</text:span><text:span text:style-name="T2">(</text:span><text:span text:style-name="T4">Collectors</text:span><text:span text:style-name="T2">.</text:span><text:span text:style-name="T5">toList</text:span><text:span text:style-name="T2">());</text:span></text:p>
      <text:p text:style-name="P6"/>
      <text:p text:style-name="P8"><text:s text:c="8"/><text:span text:style-name="T2">if</text:span><text:span text:style-name="T5"> </text:span><text:span text:style-name="T2">(</text:span><text:span text:style-name="T5">direction</text:span><text:span text:style-name="T2">.</text:span><text:span text:style-name="T5">equals</text:span><text:span text:style-name="T2">(</text:span><text:span text:style-name="T7">"right"</text:span><text:span text:style-name="T2">))</text:span><text:span text:style-name="T5"> </text:span><text:span text:style-name="T2">{</text:span></text:p>
      <text:p text:style-name="P8"><text:s text:c="12"/><text:span text:style-name="T5">list</text:span><text:span text:style-name="T2">.</text:span><text:span text:style-name="T5">add</text:span><text:span text:style-name="T2">(</text:span><text:span text:style-name="T7">0</text:span><text:span text:style-name="T2">,</text:span><text:span text:style-name="T5"> list</text:span><text:span text:style-name="T2">.</text:span><text:span text:style-name="T5">get</text:span><text:span text:style-name="T2">(</text:span><text:span text:style-name="T5">list</text:span><text:span text:style-name="T2">.</text:span><text:span text:style-name="T5">size</text:span><text:span text:style-name="T2">()</text:span><text:span text:style-name="T5"> </text:span><text:span text:style-name="T2">-</text:span><text:span text:style-name="T5"> </text:span><text:span text:style-name="T7">1</text:span><text:span text:style-name="T2">));</text:span></text:p>
      <text:p text:style-name="P8"><text:s text:c="12"/><text:span text:style-name="T5">list</text:span><text:span text:style-name="T2">.</text:span><text:span text:style-name="T5">remove</text:span><text:span text:style-name="T2">(</text:span><text:span text:style-name="T5">list</text:span><text:span text:style-name="T2">.</text:span><text:span text:style-name="T5">size</text:span><text:span text:style-name="T2">()</text:span><text:span text:style-name="T5"> </text:span><text:span text:style-name="T2">-</text:span><text:span text:style-name="T5"> </text:span><text:span text:style-name="T7">1</text:span><text:span text:style-name="T2">);</text:span></text:p>
      <text:p text:style-name="P8"><text:s text:c="8"/><text:span text:style-name="T2">}</text:span><text:span text:style-name="T5"> </text:span><text:span text:style-name="T2">else</text:span><text:span text:style-name="T5"> </text:span><text:span text:style-name="T2">{</text:span></text:p>
      <text:p text:style-name="P8"><text:s text:c="12"/><text:span text:style-name="T5">list</text:span><text:span text:style-name="T2">.</text:span><text:span text:style-name="T5">add</text:span><text:span text:style-name="T2">(</text:span><text:span text:style-name="T5">list</text:span><text:span text:style-name="T2">.</text:span><text:span text:style-name="T5">size</text:span><text:span text:style-name="T2">(),</text:span><text:span text:style-name="T5"> list</text:span><text:span text:style-name="T2">.</text:span><text:span text:style-name="T5">get</text:span><text:span text:style-name="T2">(</text:span><text:span text:style-name="T7">0</text:span><text:span text:style-name="T2">));</text:span></text:p>
      <text:p text:style-name="P8"><text:s text:c="12"/><text:span text:style-name="T5">list</text:span><text:span text:style-name="T2">.</text:span><text:span text:style-name="T5">remove</text:span><text:span text:style-name="T2">(</text:span><text:span text:style-name="T7">0</text:span><text:span text:style-name="T2">);</text:span></text:p>
      <text:p text:style-name="P8"><text:s text:c="8"/><text:span text:style-name="T2">}</text:span></text:p>
      <text:p text:style-name="P8"><text:s text:c="8"/><text:span text:style-name="T2">return</text:span><text:span text:style-name="T5"> list</text:span><text:span text:style-name="T2">.</text:span><text:span text:style-name="T5">stream</text:span><text:span text:style-name="T2">().</text:span><text:span text:style-name="T5">mapToInt</text:span><text:span text:style-name="T2">(</text:span><text:span text:style-name="T5">Integer:</text:span><text:span text:style-name="T2">:</text:span><text:span text:style-name="T5">intValue</text:span><text:span text:style-name="T2">).</text:span><text:span text:style-name="T5">toArray</text:span><text:span text:style-name="T2">();</text:span></text:p>
      <text:p text:style-name="P8"><text:s text:c="4"/><text:span text:style-name="T2">}</text:span></text:p>
      <text:p text:style-name="P9">}</text:p>
      <text:p text:style-name="P2"><text:soft-page-break/></text:p>
      <text:p text:style-name="P2">369 게임</text:p>
      <text:p text:style-name="P2"/>
      <text:p text:style-name="P2">class Solution {</text:p>
      <text:p text:style-name="P2"><text:s text:c="4"/>public int solution(int order) {</text:p>
      <text:p text:style-name="P2"><text:s text:c="7"/>int result = 0;</text:p>
      <text:p text:style-name="P2"><text:s text:c="7"/>while(order&gt;0){</text:p>
      <text:p text:style-name="P2"><text:s text:c="11"/>if(order%10 == 3 || order%10 == 6 || order%10 == 9 ){</text:p>
      <text:p text:style-name="P2"><text:s text:c="15"/>result ++;</text:p>
      <text:p text:style-name="P2"><text:s text:c="11"/>} ;</text:p>
      <text:p text:style-name="P2"><text:s text:c="10"/>order = order/10;</text:p>
      <text:p text:style-name="P2"><text:s text:c="7"/>}</text:p>
      <text:p text:style-name="P2"><text:s text:c="8"/>return result;</text:p>
      <text:p text:style-name="P2"><text:s text:c="4"/>}</text:p>
      <text:p text:style-name="P2">}</text:p>
      <text:p text:style-name="P2"/>
      <text:p text:style-name="P3"><text:span text:style-name="T1">import</text:span> java.util.Array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order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2">(</text:span><text:span text:style-name="T6">int</text:span><text:span text:style-name="T2">)</text:span><text:span text:style-name="T5"> </text:span><text:span text:style-name="T4">Arrays</text:span><text:span text:style-name="T2">.</text:span><text:span text:style-name="T5">stream</text:span><text:span text:style-name="T2">(</text:span><text:span text:style-name="T4">String</text:span><text:span text:style-name="T2">.</text:span><text:span text:style-name="T5">valueOf</text:span><text:span text:style-name="T2">(</text:span><text:span text:style-name="T5">order</text:span><text:span text:style-name="T2">).</text:span><text:span text:style-name="T5">split</text:span><text:span text:style-name="T2">(</text:span><text:span text:style-name="T7">""</text:span><text:span text:style-name="T2">)).</text:span><text:span text:style-name="T5">map</text:span><text:span text:style-name="T2">(</text:span><text:span text:style-name="T5">Integer:</text:span><text:span text:style-name="T2">:</text:span><text:span text:style-name="T5">parseInt</text:span><text:span text:style-name="T2">).</text:span><text:span text:style-name="T5">filter</text:span><text:span text:style-name="T2">(</text:span><text:span text:style-name="T5">i </text:span><text:span text:style-name="T2">-&gt;</text:span><text:span text:style-name="T5"> i </text:span><text:span text:style-name="T2">==</text:span><text:span text:style-name="T5"> </text:span><text:span text:style-name="T7">3</text:span><text:span text:style-name="T5"> </text:span><text:span text:style-name="T2">||</text:span><text:span text:style-name="T5"> i </text:span><text:span text:style-name="T2">==</text:span><text:span text:style-name="T5"> </text:span><text:span text:style-name="T7">6</text:span><text:span text:style-name="T5"> </text:span><text:span text:style-name="T2">||</text:span><text:span text:style-name="T5"> i </text:span><text:span text:style-name="T2">==</text:span><text:span text:style-name="T5"> </text:span><text:span text:style-name="T7">9</text:span><text:span text:style-name="T2">).</text:span><text:span text:style-name="T5">count</text:span><text:span text:style-name="T2">();</text:span></text:p>
      <text:p text:style-name="P8"><text:s text:c="4"/><text:span text:style-name="T2">}</text:span></text:p>
      <text:p text:style-name="P6"><text:span text:style-name="T8">}</text:span></text:p>
      <text:p text:style-name="P2"/>
      <text:p text:style-name="P3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order</text:span><text:span text:style-name="T2">)</text:span><text:span text:style-name="T5"> </text:span><text:span text:style-name="T2">{</text:span></text:p>
      <text:p text:style-name="P8"><text:s text:c="8"/><text:span text:style-name="T6">int</text:span><text:span text:style-name="T5"> answer </text:span><text:span text:style-name="T2">=</text:span><text:span text:style-name="T5"> </text:span><text:span text:style-name="T7">0</text:span><text:span text:style-name="T2">;</text:span></text:p>
      <text:p text:style-name="P6"/>
      <text:p text:style-name="P8"><text:s text:c="8"/><text:span text:style-name="T4">String</text:span><text:span text:style-name="T5"> str </text:span><text:span text:style-name="T2">=</text:span><text:span text:style-name="T5"> order</text:span><text:span text:style-name="T2">+</text:span><text:span text:style-name="T7">""</text:span><text:span text:style-name="T2">;</text:span></text:p>
      <text:p text:style-name="P6"/>
      <text:p text:style-name="P8"><text:s text:c="8"/><text:span text:style-name="T2">for(</text:span><text:span text:style-name="T6">int</text:span><text:span text:style-name="T5"> i</text:span><text:span text:style-name="T2">=</text:span><text:span text:style-name="T7">0</text:span><text:span text:style-name="T2">;</text:span><text:span text:style-name="T5"> i</text:span><text:span text:style-name="T2">&lt;</text:span><text:span text:style-name="T5">str</text:span><text:span text:style-name="T2">.</text:span><text:span text:style-name="T5">length</text:span><text:span text:style-name="T2">();</text:span><text:span text:style-name="T5"> i</text:span><text:span text:style-name="T2">++){</text:span></text:p>
      <text:p text:style-name="P8"><text:s text:c="12"/><text:span text:style-name="T6">char</text:span><text:span text:style-name="T5"> c </text:span><text:span text:style-name="T2">=</text:span><text:span text:style-name="T5"> str</text:span><text:span text:style-name="T2">.</text:span><text:span text:style-name="T5">charAt</text:span><text:span text:style-name="T2">(</text:span><text:span text:style-name="T5">i</text:span><text:span text:style-name="T2">);</text:span></text:p>
      <text:p text:style-name="P8"><text:s text:c="12"/><text:span text:style-name="T2">if(</text:span><text:span text:style-name="T5">c</text:span><text:span text:style-name="T2">==</text:span><text:span text:style-name="T7">'3'</text:span><text:span text:style-name="T2">||</text:span><text:span text:style-name="T5">c</text:span><text:span text:style-name="T2">==</text:span><text:span text:style-name="T7">'6'</text:span><text:span text:style-name="T2">||</text:span><text:span text:style-name="T5">c</text:span><text:span text:style-name="T2">==</text:span><text:span text:style-name="T7">'9'</text:span><text:span text:style-name="T2">)</text:span><text:span text:style-name="T5"> answer</text:span><text:span text:style-name="T2">++;</text:span></text:p>
      <text:p text:style-name="P8"><text:s text:c="8"/><text:span text:style-name="T2">}</text:span></text:p>
      <text:p text:style-name="P6"/>
      <text:p text:style-name="P8"><text:s text:c="8"/><text:span text:style-name="T2">return</text:span><text:span text:style-name="T5"> answer</text:span><text:span text:style-name="T2">;</text:span></text:p>
      <text:p text:style-name="P8"><text:s text:c="4"/><text:span text:style-name="T2">}</text:span></text:p>
      <text:p text:style-name="P9">}</text:p>
      <text:p text:style-name="P1"><text:soft-page-break/>약수 구하기</text:p>
      <text:p text:style-name="Text_20_body">class Solution {</text:p>
      <text:p text:style-name="Text_20_body"><text:s text:c="4"/>public int[] solution(int n) {</text:p>
      <text:p text:style-name="Text_20_body"><text:s text:c="7"/>int number = 0;</text:p>
      <text:p text:style-name="Text_20_body"><text:s text:c="8"/></text:p>
      <text:p text:style-name="Text_20_body"><text:s text:c="8"/>for(int i =1 ;i&lt;=n ;i++){</text:p>
      <text:p text:style-name="Text_20_body"><text:s text:c="12"/>if(n%i == 0){</text:p>
      <text:p text:style-name="Text_20_body"><text:s text:c="16"/>++number;</text:p>
      <text:p text:style-name="Text_20_body"><text:s text:c="12"/>}</text:p>
      <text:p text:style-name="Text_20_body"><text:s text:c="8"/>} <text:s text:c="9"/></text:p>
      <text:p text:style-name="Text_20_body"><text:s text:c="8"/>int[] result = new int[number];</text:p>
      <text:p text:style-name="Text_20_body"><text:s text:c="12"/>int j = 0;</text:p>
      <text:p text:style-name="Text_20_body"><text:s text:c="8"/></text:p>
      <text:p text:style-name="Text_20_body"><text:s text:c="12"/>for(int i =1 ;i&lt;=n ;i++){</text:p>
      <text:p text:style-name="Text_20_body"><text:s text:c="12"/>if(n%i == 0){</text:p>
      <text:p text:style-name="Text_20_body"><text:s text:c="15"/></text:p>
      <text:p text:style-name="Text_20_body"><text:s text:c="15"/>result[j]= i;</text:p>
      <text:p text:style-name="Text_20_body"><text:s text:c="16"/></text:p>
      <text:p text:style-name="Text_20_body"><text:s text:c="17"/>++j;</text:p>
      <text:p text:style-name="Text_20_body"><text:s text:c="12"/>} <text:s text:c="3"/></text:p>
      <text:p text:style-name="Text_20_body"><text:s text:c="8"/>} </text:p>
      <text:p text:style-name="Text_20_body"><text:s text:c="8"/>return result;</text:p>
      <text:p text:style-name="Text_20_body"><text:s text:c="4"/>}</text:p>
      <text:p text:style-name="Text_20_body">}<text:line-break/></text:p>
      <text:p text:style-name="P5"><text:span text:style-name="T1">import</text:span> java.util.stream.IntStream<text:span text:style-name="T1">;</text:span></text:p>
      <text:p text:style-name="P7"><text:span text:style-name="T1">import</text:span> java.util.Array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2">[]</text:span><text:span text:style-name="T5"> </text:span><text:span text:style-name="T4">solution</text:span><text:span text:style-name="T2">(</text:span><text:span text:style-name="T6">int</text:span><text:span text:style-name="T5"> n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4">IntStream</text:span><text:span text:style-name="T2">.</text:span><text:span text:style-name="T5">rangeClosed</text:span><text:span text:style-name="T2">(</text:span><text:span text:style-name="T7">1</text:span><text:span text:style-name="T2">,</text:span><text:span text:style-name="T5"> n</text:span><text:span text:style-name="T2">).</text:span><text:span text:style-name="T5">filter</text:span><text:span text:style-name="T2">(</text:span><text:span text:style-name="T5">i </text:span><text:span text:style-name="T2">-&gt;</text:span><text:span text:style-name="T5"> n </text:span><text:span text:style-name="T2">%</text:span><text:span text:style-name="T5"> i </text:span><text:span text:style-name="T2">==</text:span><text:span text:style-name="T5"> </text:span><text:span text:style-name="T7">0</text:span><text:span text:style-name="T2">).</text:span><text:span text:style-name="T5">toArray</text:span><text:span text:style-name="T2">();</text:span></text:p>
      <text:p text:style-name="P8"><text:s text:c="4"/><text:span text:style-name="T2">}</text:span></text:p>
      <text:p text:style-name="P9">}</text:p>
      <text:p text:style-name="Text_20_body"/>
      <text:p text:style-name="Text_20_body"><text:soft-page-break/></text:p>
      <text:p text:style-name="P1">숫자 찾기</text:p>
      <text:p text:style-name="Text_20_body"/>
      <text:p text:style-name="P5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num</text:span><text:span text:style-name="T2">,</text:span><text:span text:style-name="T5"> </text:span><text:span text:style-name="T6">int</text:span><text:span text:style-name="T5"> k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2">(</text:span><text:span text:style-name="T7">"-"</text:span><text:span text:style-name="T5"> </text:span><text:span text:style-name="T2">+</text:span><text:span text:style-name="T5"> num</text:span><text:span text:style-name="T2">).</text:span><text:span text:style-name="T5">indexOf</text:span><text:span text:style-name="T2">(</text:span><text:span text:style-name="T4">String</text:span><text:span text:style-name="T2">.</text:span><text:span text:style-name="T5">valueOf</text:span><text:span text:style-name="T2">(</text:span><text:span text:style-name="T5">k</text:span><text:span text:style-name="T2">));</text:span></text:p>
      <text:p text:style-name="P8"><text:s text:c="4"/><text:span text:style-name="T2">}</text:span></text:p>
      <text:p text:style-name="P9">}</text:p>
      <text:p text:style-name="Text_20_body"/>
      <text:p text:style-name="P1">문자열 정렬하기 2</text:p>
      <text:p text:style-name="Text_20_body"/>
      <text:p text:style-name="Text_20_body">import java.util.Arrays;</text:p>
      <text:p text:style-name="Text_20_body"/>
      <text:p text:style-name="Text_20_body">class Solution {</text:p>
      <text:p text:style-name="Text_20_body"><text:s text:c="4"/>public String solution(String my_string) {</text:p>
      <text:p text:style-name="Text_20_body"/>
      <text:p text:style-name="Text_20_body"><text:s text:c="8"/>my_string = my_string.toLowerCase();</text:p>
      <text:p text:style-name="Text_20_body"><text:s text:c="8"/></text:p>
      <text:p text:style-name="Text_20_body"><text:s text:c="8"/>char[] charArray = my_string.toCharArray();</text:p>
      <text:p text:style-name="Text_20_body"><text:s text:c="8"/>Arrays.sort(charArray);</text:p>
      <text:p text:style-name="Text_20_body"><text:s text:c="8"/></text:p>
      <text:p text:style-name="Text_20_body"><text:s text:c="8"/>return new String(charArray);</text:p>
      <text:p text:style-name="Text_20_body"><text:s text:c="4"/>}</text:p>
      <text:p text:style-name="Text_20_body">}</text:p>
      <text:p text:style-name="P5"><text:span text:style-name="T1">import</text:span> java.util.*<text:span text:style-name="T1">;</text:span></text:p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4">String</text:span><text:span text:style-name="T5"> </text:span><text:span text:style-name="T4">solution</text:span><text:span text:style-name="T2">(</text:span><text:span text:style-name="T4">String</text:span><text:span text:style-name="T5"> my_string</text:span><text:span text:style-name="T2">)</text:span><text:span text:style-name="T5"> </text:span><text:span text:style-name="T2">{</text:span></text:p>
      <text:p text:style-name="P8"><text:s text:c="8"/><text:span text:style-name="T6">char</text:span><text:span text:style-name="T2">[]</text:span><text:span text:style-name="T5"> c </text:span><text:span text:style-name="T2">=</text:span><text:span text:style-name="T5"> my_string</text:span><text:span text:style-name="T2">.</text:span><text:span text:style-name="T5">toLowerCase</text:span><text:span text:style-name="T2">().</text:span><text:span text:style-name="T5">toCharArray</text:span><text:span text:style-name="T2">();</text:span></text:p>
      <text:p text:style-name="P8"><text:s text:c="8"/><text:span text:style-name="T4">Arrays</text:span><text:span text:style-name="T2">.</text:span><text:span text:style-name="T5">sort</text:span><text:span text:style-name="T2">(</text:span><text:span text:style-name="T5">c</text:span><text:span text:style-name="T2">);</text:span></text:p>
      <text:p text:style-name="P8"><text:s text:c="8"/><text:span text:style-name="T2">return</text:span><text:span text:style-name="T5"> </text:span><text:span text:style-name="T2">new</text:span><text:span text:style-name="T5"> </text:span><text:span text:style-name="T4">String</text:span><text:span text:style-name="T2">(</text:span><text:span text:style-name="T5">c</text:span><text:span text:style-name="T2">);</text:span></text:p>
      <text:p text:style-name="P8"><text:s text:c="4"/><text:span text:style-name="T2">}</text:span></text:p>
      <text:p text:style-name="P9">}</text:p>
      <text:p text:style-name="Text_20_body"/>
      <text:p text:style-name="Text_20_body"/>
      <text:p text:style-name="Text_20_body"><text:soft-page-break/></text:p>
      <text:p text:style-name="P1">피자 나눠 먹기</text:p>
      <text:p text:style-name="P1"/>
      <text:p text:style-name="P1">class Solution {</text:p>
      <text:p text:style-name="P1"><text:s text:c="4"/>public int solution(int n) {</text:p>
      <text:p text:style-name="P1"><text:s text:c="8"/></text:p>
      <text:p text:style-name="P1"><text:s text:c="8"/>int result = 1;</text:p>
      <text:p text:style-name="P1"><text:s text:c="8"/></text:p>
      <text:p text:style-name="P1"><text:s text:c="8"/>while((result*6)% n != 0){</text:p>
      <text:p text:style-name="P1"><text:s text:c="13"/>++result;</text:p>
      <text:p text:style-name="P1"><text:s text:c="12"/></text:p>
      <text:p text:style-name="P1"><text:s text:c="8"/>}</text:p>
      <text:p text:style-name="P1"><text:s text:c="8"/>return result;</text:p>
      <text:p text:style-name="P1"><text:s text:c="4"/>}</text:p>
      <text:p text:style-name="P1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외계행성 나이</text:p>
      <text:p text:style-name="P1"/>
      <text:p text:style-name="P1">class Solution {</text:p>
      <text:p text:style-name="P1"><text:s text:c="4"/>public String solution(int age) {</text:p>
      <text:p text:style-name="P1"><text:s text:c="8"/>StringBuilder result = new StringBuilder();</text:p>
      <text:p text:style-name="P1"><text:s text:c="8"/>String ageStr = String.valueOf(age);</text:p>
      <text:p text:style-name="P1"/>
      <text:p text:style-name="P1"><text:s text:c="8"/>for (int i = 0; i &lt; ageStr.length(); i++) {</text:p>
      <text:p text:style-name="P1"><text:s text:c="12"/>char digit = ageStr.charAt(i); <text:s/>// 숫자 문자를 가져옴</text:p>
      <text:p text:style-name="P1"><text:s text:c="12"/>result.append((char) ('a' + (digit - '0'))); <text:s/>// 숫자를 알파벳으로 변환하여 추가</text:p>
      <text:p text:style-name="P1"><text:s text:c="8"/>}</text:p>
      <text:p text:style-name="P1"/>
      <text:p text:style-name="P1"><text:s text:c="8"/>return result.toString(); <text:s/>// 최종 문자열 반환</text:p>
      <text:p text:style-name="P1"><text:s text:c="4"/>}</text:p>
      <text:p text:style-name="P1">}</text:p>
      <text:p text:style-name="P1"/>
      <text:p text:style-name="P3"><text:span text:style-name="T1">import</text:span> java.util.stream.Collector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4">String</text:span><text:span text:style-name="T5"> </text:span><text:span text:style-name="T4">solution</text:span><text:span text:style-name="T2">(</text:span><text:span text:style-name="T6">int</text:span><text:span text:style-name="T5"> age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4">String</text:span><text:span text:style-name="T2">.</text:span><text:span text:style-name="T5">valueOf</text:span><text:span text:style-name="T2">(</text:span><text:span text:style-name="T5">age</text:span><text:span text:style-name="T2">).</text:span><text:span text:style-name="T5">chars</text:span><text:span text:style-name="T2">().</text:span><text:span text:style-name="T5">mapToObj</text:span><text:span text:style-name="T2">(</text:span><text:span text:style-name="T5">operand </text:span><text:span text:style-name="T2">-&gt;</text:span><text:span text:style-name="T5"> </text:span><text:span text:style-name="T4">String</text:span><text:span text:style-name="T2">.</text:span><text:span text:style-name="T5">valueOf</text:span><text:span text:style-name="T2">((</text:span><text:span text:style-name="T6">char</text:span><text:span text:style-name="T2">)</text:span><text:span text:style-name="T5"> </text:span><text:span text:style-name="T2">(</text:span><text:span text:style-name="T7">49</text:span><text:span text:style-name="T5"> </text:span><text:span text:style-name="T2">+</text:span><text:span text:style-name="T5"> operand</text:span><text:span text:style-name="T2">))).</text:span><text:span text:style-name="T5">collect</text:span><text:span text:style-name="T2">(</text:span><text:span text:style-name="T4">Collectors</text:span><text:span text:style-name="T2">.</text:span><text:span text:style-name="T5">joining</text:span><text:span text:style-name="T2">());</text:span></text:p>
      <text:p text:style-name="P8"><text:s text:c="4"/><text:span text:style-name="T2">}</text:span></text:p>
      <text:p text:style-name="P9">}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합성수 찾기</text:p>
      <text:p text:style-name="P1">class Solution {</text:p>
      <text:p text:style-name="P1"><text:s text:c="4"/>public int solution(int n) {</text:p>
      <text:p text:style-name="P1"><text:s text:c="8"/>int x = 0; <text:s/>// 결과를 저장할 변수</text:p>
      <text:p text:style-name="P1"><text:s text:c="8"/></text:p>
      <text:p text:style-name="P1"><text:s text:c="8"/>for (int i = 1; i &lt;= n; i++) {</text:p>
      <text:p text:style-name="P1"><text:s text:c="12"/>int y = 0; <text:s/>// 각 숫자 `i`의 약수 개수를 세기 위한 변수</text:p>
      <text:p text:style-name="P1"><text:s text:c="12"/>for (int j = 1; j &lt;= i; j++) {</text:p>
      <text:p text:style-name="P1"><text:s text:c="16"/>if (i % j == 0) {</text:p>
      <text:p text:style-name="P1"><text:s text:c="20"/>y++; <text:s/>// 약수를 찾으면 `y`를 증가</text:p>
      <text:p text:style-name="P1"><text:s text:c="16"/>}</text:p>
      <text:p text:style-name="P1"><text:s text:c="12"/>}</text:p>
      <text:p text:style-name="P1"><text:s text:c="12"/>if (y &gt;= 3) {</text:p>
      <text:p text:style-name="P1"><text:s text:c="16"/>x++; <text:s/>// 약수가 3개 이상이면 `x`를 증가</text:p>
      <text:p text:style-name="P1"><text:s text:c="12"/>}</text:p>
      <text:p text:style-name="P1"><text:s text:c="8"/>}</text:p>
      <text:p text:style-name="P1"><text:s text:c="8"/></text:p>
      <text:p text:style-name="P1"><text:s text:c="8"/>return x; <text:s/>// 결과 반환</text:p>
      <text:p text:style-name="P1"><text:s text:c="4"/>}</text:p>
      <text:p text:style-name="P1">}</text:p>
      <text:p text:style-name="P1"/>
      <text:p text:style-name="P3"><text:span text:style-name="T1">import</text:span> java.util.stream.IntStream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5"> </text:span><text:span text:style-name="T4">solution</text:span><text:span text:style-name="T2">(</text:span><text:span text:style-name="T6">int</text:span><text:span text:style-name="T5"> n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</text:span><text:span text:style-name="T2">(</text:span><text:span text:style-name="T6">int</text:span><text:span text:style-name="T2">)</text:span><text:span text:style-name="T5"> </text:span><text:span text:style-name="T4">IntStream</text:span><text:span text:style-name="T2">.</text:span><text:span text:style-name="T5">rangeClosed</text:span><text:span text:style-name="T2">(</text:span><text:span text:style-name="T7">1</text:span><text:span text:style-name="T2">,</text:span><text:span text:style-name="T5"> n</text:span><text:span text:style-name="T2">).</text:span><text:span text:style-name="T5">filter</text:span><text:span text:style-name="T2">(</text:span><text:span text:style-name="T5">i </text:span><text:span text:style-name="T2">-&gt;</text:span><text:span text:style-name="T5"> </text:span><text:span text:style-name="T2">(</text:span><text:span text:style-name="T6">int</text:span><text:span text:style-name="T2">)</text:span><text:span text:style-name="T5"> </text:span><text:span text:style-name="T4">IntStream</text:span><text:span text:style-name="T2">.</text:span><text:span text:style-name="T5">rangeClosed</text:span><text:span text:style-name="T2">(</text:span><text:span text:style-name="T7">1</text:span><text:span text:style-name="T2">,</text:span><text:span text:style-name="T5"> i</text:span><text:span text:style-name="T2">).</text:span><text:span text:style-name="T5">filter</text:span><text:span text:style-name="T2">(</text:span><text:span text:style-name="T5">i2 </text:span><text:span text:style-name="T2">-&gt;</text:span><text:span text:style-name="T5"> i </text:span><text:span text:style-name="T2">%</text:span><text:span text:style-name="T5"> i2 </text:span><text:span text:style-name="T2">==</text:span><text:span text:style-name="T5"> </text:span><text:span text:style-name="T7">0</text:span><text:span text:style-name="T2">).</text:span><text:span text:style-name="T5">count</text:span><text:span text:style-name="T2">()</text:span><text:span text:style-name="T5"> </text:span><text:span text:style-name="T2">&gt;</text:span><text:span text:style-name="T5"> </text:span><text:span text:style-name="T7">2</text:span><text:span text:style-name="T2">).</text:span><text:span text:style-name="T5">count</text:span><text:span text:style-name="T2">();</text:span></text:p>
      <text:p text:style-name="P8"><text:s text:c="4"/><text:span text:style-name="T2">}</text:span></text:p>
      <text:p text:style-name="P9">}</text:p>
      <text:p text:style-name="P1"/>
      <text:p text:style-name="P1"/>
      <text:p text:style-name="P1"/>
      <text:p text:style-name="P1"/>
      <text:p text:style-name="P1"><text:soft-page-break/></text:p>
      <text:p text:style-name="P1">중복된 문자 제거</text:p>
      <text:p text:style-name="P1"/>
      <text:p text:style-name="P1">import java.util.HashSet;</text:p>
      <text:p text:style-name="P1"/>
      <text:p text:style-name="P1">class Solution {</text:p>
      <text:p text:style-name="P1"><text:s text:c="4"/>public String solution(String my_string) {</text:p>
      <text:p text:style-name="P1"><text:s text:c="8"/>StringBuilder result = new StringBuilder();</text:p>
      <text:p text:style-name="P1"><text:s text:c="8"/>HashSet&lt;Character&gt; seen = new HashSet&lt;&gt;(); <text:s/>// 이미 본 문자를 저장할 집합</text:p>
      <text:p text:style-name="P1"/>
      <text:p text:style-name="P1"><text:s text:c="8"/>for (int i = 0; i &lt; my_string.length(); i++) {</text:p>
      <text:p text:style-name="P1"><text:s text:c="12"/>char ch = my_string.charAt(i); <text:s/>// 현재 문자를 가져옴</text:p>
      <text:p text:style-name="P1"><text:s text:c="12"/>if (!seen.contains(ch)) { <text:s/>// 현재 문자가 아직 처리되지 않았다면</text:p>
      <text:p text:style-name="P1"><text:s text:c="16"/>seen.add(ch); <text:s/>// 집합에 현재 문자 추가</text:p>
      <text:p text:style-name="P1"><text:s text:c="16"/>result.append(ch); <text:s/>// 결과 문자열에 현재 문자 추가</text:p>
      <text:p text:style-name="P1"><text:s text:c="12"/>}</text:p>
      <text:p text:style-name="P1"><text:s text:c="8"/>}</text:p>
      <text:p text:style-name="P1"/>
      <text:p text:style-name="P1"><text:s text:c="8"/>return result.toString(); <text:s/>// 결과 문자열 반환</text:p>
      <text:p text:style-name="P1"><text:s text:c="4"/>}</text:p>
      <text:p text:style-name="P1">}</text:p>
      <text:p text:style-name="P3"><text:span text:style-name="T1">import</text:span> java.util.stream.Collector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4">String</text:span><text:span text:style-name="T5"> </text:span><text:span text:style-name="T4">solution</text:span><text:span text:style-name="T2">(</text:span><text:span text:style-name="T4">String</text:span><text:span text:style-name="T5"> my_string</text:span><text:span text:style-name="T2">)</text:span><text:span text:style-name="T5"> </text:span><text:span text:style-name="T2">{</text:span></text:p>
      <text:p text:style-name="P8"><text:s text:c="8"/><text:span text:style-name="T2">return</text:span><text:span text:style-name="T5"> my_string</text:span><text:span text:style-name="T2">.</text:span><text:span text:style-name="T5">chars</text:span><text:span text:style-name="T2">()</text:span></text:p>
      <text:p text:style-name="P8"><text:s text:c="16"/><text:span text:style-name="T2">.</text:span><text:span text:style-name="T5">mapToObj</text:span><text:span text:style-name="T2">(</text:span><text:span text:style-name="T5">Character:</text:span><text:span text:style-name="T2">:</text:span><text:span text:style-name="T5">toString</text:span><text:span text:style-name="T2">)</text:span></text:p>
      <text:p text:style-name="P8"><text:s text:c="16"/><text:span text:style-name="T2">.</text:span><text:span text:style-name="T5">distinct</text:span><text:span text:style-name="T2">()</text:span></text:p>
      <text:p text:style-name="P8"><text:s text:c="16"/><text:span text:style-name="T2">.</text:span><text:span text:style-name="T5">collect</text:span><text:span text:style-name="T2">(</text:span><text:span text:style-name="T4">Collectors</text:span><text:span text:style-name="T2">.</text:span><text:span text:style-name="T5">joining</text:span><text:span text:style-name="T2">());</text:span></text:p>
      <text:p text:style-name="P8"><text:s text:c="4"/><text:span text:style-name="T2">}</text:span></text:p>
      <text:p text:style-name="P9">}</text:p>
      <text:p text:style-name="P1"/>
      <text:p text:style-name="P1"/>
      <text:p text:style-name="P1"/>
      <text:p text:style-name="P4"><text:soft-page-break/></text:p>
      <text:p text:style-name="P4">가장 큰 수 찾기</text:p>
      <text:p text:style-name="P4"/>
      <text:p text:style-name="P4"/>
      <text:p text:style-name="P4">class Solution {</text:p>
      <text:p text:style-name="P4"><text:s text:c="4"/>public int[] solution(int[] array) {</text:p>
      <text:p text:style-name="P4"><text:s text:c="8"/>int max = array[0]; // 첫 번째 요소를 초기 최대값으로 설정</text:p>
      <text:p text:style-name="P4"><text:s text:c="8"/>int index = 0; <text:s text:c="5"/>// 첫 번째 요소의 인덱스를 초기 인덱스로 설정</text:p>
      <text:p text:style-name="P4"><text:s text:c="8"/></text:p>
      <text:p text:style-name="P4"><text:s text:c="8"/>// 배열을 순회하면서 최대값과 그 인덱스를 찾음</text:p>
      <text:p text:style-name="P4"><text:s text:c="8"/>for (int i = 1; i &lt; array.length; i++) {</text:p>
      <text:p text:style-name="P4"><text:s text:c="12"/>if (array[i] &gt; max) {</text:p>
      <text:p text:style-name="P4"><text:s text:c="16"/>max = array[i]; // 더 큰 값을 찾으면 최대값을 업데이트</text:p>
      <text:p text:style-name="P4"><text:s text:c="16"/>index = i; <text:s text:c="5"/>// 해당 값의 인덱스도 업데이트</text:p>
      <text:p text:style-name="P4"><text:s text:c="12"/>}</text:p>
      <text:p text:style-name="P4"><text:s text:c="8"/>}</text:p>
      <text:p text:style-name="P4"><text:s text:c="8"/></text:p>
      <text:p text:style-name="P4"><text:s text:c="8"/>return new int[]{max, index}; // 결과를 배열로 반환</text:p>
      <text:p text:style-name="P4"><text:s text:c="4"/>}</text:p>
      <text:p text:style-name="P4">}</text:p>
      <text:p text:style-name="P3"><text:span text:style-name="T1"/></text:p>
      <text:p text:style-name="P3"><text:span text:style-name="T1">import</text:span> java.util.*<text:span text:style-name="T1">;</text:span></text:p>
      <text:p text:style-name="P7"><text:span text:style-name="T1">import</text:span> java.util.stream.Collectors<text:span text:style-name="T1">;</text:span></text:p>
      <text:p text:style-name="P6"/>
      <text:p text:style-name="P7"><text:span text:style-name="T3">class</text:span> <text:span text:style-name="T3">Solution</text:span> <text:span text:style-name="T1">{</text:span></text:p>
      <text:p text:style-name="P8"><text:s text:c="4"/><text:span text:style-name="T4">public</text:span><text:span text:style-name="T5"> </text:span><text:span text:style-name="T6">int</text:span><text:span text:style-name="T2">[]</text:span><text:span text:style-name="T5"> </text:span><text:span text:style-name="T4">solution</text:span><text:span text:style-name="T2">(</text:span><text:span text:style-name="T6">int</text:span><text:span text:style-name="T2">[]</text:span><text:span text:style-name="T5"> array</text:span><text:span text:style-name="T2">)</text:span><text:span text:style-name="T5"> </text:span><text:span text:style-name="T2">{</text:span></text:p>
      <text:p text:style-name="P8"><text:s text:c="8"/><text:span text:style-name="T4">List</text:span><text:span text:style-name="T2">&lt;</text:span><text:span text:style-name="T4">Integer</text:span><text:span text:style-name="T2">&gt;</text:span><text:span text:style-name="T5"> list </text:span><text:span text:style-name="T2">=</text:span><text:span text:style-name="T5"> </text:span><text:span text:style-name="T4">Arrays</text:span><text:span text:style-name="T2">.</text:span><text:span text:style-name="T5">stream</text:span><text:span text:style-name="T2">(</text:span><text:span text:style-name="T5">array</text:span><text:span text:style-name="T2">).</text:span><text:span text:style-name="T5">boxed</text:span><text:span text:style-name="T2">().</text:span><text:span text:style-name="T5">collect</text:span><text:span text:style-name="T2">(</text:span><text:span text:style-name="T4">Collectors</text:span><text:span text:style-name="T2">.</text:span><text:span text:style-name="T5">toList</text:span><text:span text:style-name="T2">());</text:span></text:p>
      <text:p text:style-name="P8"><text:s text:c="8"/><text:span text:style-name="T6">int</text:span><text:span text:style-name="T5"> max </text:span><text:span text:style-name="T2">=</text:span><text:span text:style-name="T5"> list</text:span><text:span text:style-name="T2">.</text:span><text:span text:style-name="T5">stream</text:span><text:span text:style-name="T2">().</text:span><text:span text:style-name="T5">max</text:span><text:span text:style-name="T2">(</text:span><text:span text:style-name="T5">Integer:</text:span><text:span text:style-name="T2">:</text:span><text:span text:style-name="T5">compareTo</text:span><text:span text:style-name="T2">).</text:span><text:span text:style-name="T5">orElse</text:span><text:span text:style-name="T2">(</text:span><text:span text:style-name="T7">0</text:span><text:span text:style-name="T2">);</text:span></text:p>
      <text:p text:style-name="P8"><text:s text:c="8"/><text:span text:style-name="T6">int</text:span><text:span text:style-name="T5"> index </text:span><text:span text:style-name="T2">=</text:span><text:span text:style-name="T5"> list</text:span><text:span text:style-name="T2">.</text:span><text:span text:style-name="T5">indexOf</text:span><text:span text:style-name="T2">(</text:span><text:span text:style-name="T5">max</text:span><text:span text:style-name="T2">);</text:span></text:p>
      <text:p text:style-name="P8"><text:s text:c="8"/><text:span text:style-name="T2">return</text:span><text:span text:style-name="T5"> </text:span><text:span text:style-name="T2">new</text:span><text:span text:style-name="T5"> </text:span><text:span text:style-name="T6">int</text:span><text:span text:style-name="T2">[]</text:span><text:span text:style-name="T5"> </text:span><text:span text:style-name="T2">{</text:span><text:span text:style-name="T5">max</text:span><text:span text:style-name="T2">,</text:span><text:span text:style-name="T5"> index</text:span><text:span text:style-name="T2">};</text:span></text:p>
      <text:p text:style-name="P8"><text:s text:c="4"/><text:span text:style-name="T2">}</text:span></text:p>
      <text:p text:style-name="P9">}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Hack" svg:font-family="Hack, Menlo, Monaco, Consolas, 'Courier New', monospace, '맑은 고딕', 'malgun gothic', Dotum, sans-serif"/>
    <style:font-face style:name="Inter" svg:font-family="Inter, NotoSansKR, 'Helvetica Neue', Helvetica, Arial, '맑은 고딕', 'malgun gothic', Dotum, sans-serif, 'Apple Color Emoji', 'Noto Color Emoji'"/>
    <style:font-face style:name="OpenSymbol" svg:font-family="OpenSymbol"/>
    <style:font-face style:name="inherit" svg:font-family="inherit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9-02T15:37:55.67</meta:creation-date>
    <meta:document-statistic meta:table-count="0" meta:image-count="0" meta:object-count="0" meta:page-count="13" meta:paragraph-count="297" meta:word-count="1110" meta:character-count="7523"/>
    <dc:date>2024-09-02T21:07:46.21</dc:date>
    <meta:editing-duration>PT11M51S</meta:editing-duration>
    <meta:editing-cycles>1</meta:editing-cycles>
    <meta:generator>OpenOffice/4.1.15$Win32 OpenOffice.org_project/4115m2$Build-9813</meta:generator>
  </office:meta>
</office:document-meta>
</file>